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style:text-position="super 58%"/>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text:h text:style-name="Heading_20_2" text:outline-level="2">Sunday 18<text:span text:style-name="T1">th</text:span> October, 2020</text:h>
      <text:h text:style-name="Heading_20_3" text:outline-level="3">4:15 am</text:h>
      <text:p text:style-name="Standard">Yesterday I posted this document on the internet, the digital equivalent of yelling out my back door. This evening I've not been able to sleep, at all, in spite of the severe sleep deprivation. For about an hour I was close but kept being pushed back to consciousness. Before and since the intensity of the buzzing has made sleep an impossibility for me. Punishment for yelling about it on the internet no doubt. I have no intention of stopping, whatever happens.</text:p>
      <text:h text:style-name="Heading_20_3" text:outline-level="3">7:50 am</text:h>
      <text:p text:style-name="Standard">I was farmed. Malignant narcissism was meant to be my cage. The farmers tried to breed me at the age of 17. When that failed they tried to kill me, all before the age of 21.</text:p>
      <text:p text:style-name="Standard"/>
      <text:p text:style-name="Standard">It has taken me decades to be able to make sense of my past. I'd worked through my life at the time, overcame the challenges, learned lessons and moved on all without any understanding of what had been done to me. Only after everything that has happened since have I in hindsight been able to come to an understanding.</text:p>
      <text:p text:style-name="Standard"/>
      <text:p text:style-name="Standard">My adopted mother was chosen for me. A few years ago I did a cursory research of narcissism and apparently when the parent of the opposite sex is a narcissist then the child will almost certainly become one too. And up to a month before my fourteenth birthday I was well on my way to becoming just another statistic.</text:p>
      <text:p text:style-name="Standard"/>
      <text:p text:style-name="Standard">I mentioned in a previous entry about connecting with the primitive self. Engaging in hyperbole, a narcissist cannot enter the Kingdom of God. They are disconnected from their natures, existing in their frontal lobes, maintaining a hollow shell at all expense, far more concerned about the opinions of strangers that those closest to them who exist only to serve them. Never changing and strongly resisting all change that doesn't support the hollow shell. I was taught to predate those closest to me with weak, petty nastiness to make myself feel better about myself and to use Christianity to self-justify. And at the age of 13 years 11 months that is exactly the person I was becoming. I wasn't going to change for anyone or anything. My life was over before it began, and it would have been a worse life than the one I have lived.</text:p>
      <text:p text:style-name="Standard"/>
      <text:p text:style-name="Standard">This was the cage in which I was supposed to exist.</text:p>
      <text:p text:style-name="Standard"/>
      <text:p text:style-name="Standard">At the end of March break in 1983 I was in the car with the family on the way to church. During the break I was at a Christian music camp and we'd done a performance the night before. I was feeling a bit spiritual about it as we approached the town of Bloomfield. Without any warning I heard a voice in my head, the only time in my life when I've done so. Two words – “youth pastor”. I took it to be the voice of God telling me to become a youth pastor. I was terrified. I had already decided that I wanted to become a scientist (I now have a degree in Chemical Engineering) and I had neither the skills nor the will to become a youth pastor. But it was God, and I'd learned in Sunday school that when God calls you'd better listen. So I silently agreed.</text:p>
      <text:p text:style-name="Standard"/>
      <text:p text:style-name="Standard">In the pursuit of this I did a few things right, a few things wrong and backwards. But I did one thing of most importance – I changed how I used my brain. I learned objectivity, seeing through the eyes of others. I taught myself to look at situations from multiple vantage points and as a consequence learned to control how I felt about things. I stopped treating others as objects. I developed my empathy. I learned control of anger and jealousy. I learned how to forgive.</text:p>
      <text:p text:style-name="Standard"/>
      <text:p text:style-name="Standard">I recall about 3 ½ years after commencing this change walking around the school and realizing for the first time that my mind had been freed. I compared my current state to my first year of high school when I had begun the dismantling and reconstruction of my mind. Back then it was always spinning still trying to maintain that hollow shell. My mind had become far more calm and without a complete understanding of what I had accomplished I could tell I had undone the worst of the damage caused by my maternal influence. No doctors, no instructors, just an intuitive sense of the work that was required based on Christian values.</text:p>
      <text:p text:style-name="Standard"/>
      <text:p text:style-name="Standard">As a consequence of this work I learned to trust my judgement, which was bad news for my Christian beliefs. I began to move away from Christianity, taking things slowly and cautiously at first to avoid pissing off God and getting thrown in the Lake of Fire for eternity. Around that time I became reasonably certain that God did not want me to become a youth pastor so I resumed my direction to become a scientist.</text:p>
      <text:p text:style-name="Standard"/>
      <text:p text:style-name="Standard">In October of 1986 I went to my last Christian camp. I mentioned to some people that I wasn't coming back. A few weeks later my youth pastor Bernie Prinzen was giving me a lift somewhere and in the car was a woman, Bonnie, and a young girl Wendy. I was introduced and in short order Wendy and I became a couple.</text:p>
      <text:p text:style-name="Standard"/>
      <text:p text:style-name="Standard">Bonnie was Wendy's best friend. Wendy's home life wasn't great and she used to stay over at Bonnie's often.</text:p>
      <text:p text:style-name="Standard"/>
      <text:p text:style-name="Standard">I understood what a Oedipal complex was and that it was a source of attraction towards Wendy. She was exhausting. Just like mom, only with more energy and focus. I recall trying to get her to see things differently and failing utterly. Near Christmas she organized a meeting for me with her pastor, John Visser. She raved about him, how he was so good at getting to the core of things. So I agreed to the meeting. When I arrived John was cold. He wasn't overtly rude but everything about his demeanour said 'get the fuck out'. He said almost nothing at all to me, no questions were asked. I waffled for a bit about God &amp; Jesus but never saw the man Wendy had described. When she asked me how it went I said 'ok'; who was I to question the methods of a pastor?</text:p>
      <text:p text:style-name="Standard"/>
      <text:p text:style-name="Standard">Early in the new year I was reaching the end of my tolerance for the relationship. Out of the blue Wendy broke up with me. Problem solved. A few weeks later she wanted to speak with me. The conversation took over two hours but the gist was that she had broken up with me to see what a breakup was like, and now that was over we could get back together.</text:p>
      <text:p text:style-name="Standard"/>
      <text:p text:style-name="Standard">I helped her understand what a true breakup was like. From the look on her face it was new to her.</text:p>
      <text:p text:style-name="Standard"/>
      <text:p text:style-name="Standard">Later on in the spring I was speaking to Bernie and he sheepishly apologized to me. He told me that at a meeting of local pastors John and Bonnie asked him if he knew of anyone who could be a boyfriend for Wendy. Leading questions were asked leading him to suggest me.</text:p>
      <text:p text:style-name="Standard"/>
      <text:p text:style-name="Standard">This was the attempt to breed me. A young woman fundamentally attractive to me, irresistible to me had I not changed my way of thinking and being. Locked in a cage of narcissism, picking and tormenting each other and damaging any offspring in a like manner.</text:p>
      <text:p text:style-name="Standard"/>
      <text:p text:style-name="Standard">Livestock control.</text:p>
      <text:h text:style-name="Heading_20_3" text:outline-level="3">10:00 am</text:h>
      <text:p text:style-name="Standard">Without going into much detail I was assigned handlers while still in high school, late in year eleven and early year twelve. My first year of university was very nearly my last. I went from winning chemistry awards and helping to teach the chemistry classes to on probation. Maths I had mastered in high school were beyond me and I no longer enjoyed the work as I had in high school. I started my first work term in the summer and shortly after my girlfriend broke up with me sending me into a depression spiral.</text:p>
      <text:p text:style-name="Standard"/>
      <text:p text:style-name="Standard">Back at school that fall it was terrible. The depression got worse and worse and the skills I had developed to change my perspective were all but useless against it. My anger at how the relationship had ended was the only thing that kept me going, but it consumed as much as it provided. I denied its existence for months. I went to get help at an on-campus center but was treated as John Visser had treated me a few years prior. The last exam of the term I knew I failed, answering about a third and maybe getting a quarter right. I was sure I'd failed out. Before Christmas I came to the understanding that I needed to forgive my ex so I called &amp; told her so.</text:p>
      <text:p text:style-name="Standard"/>
      <text:p text:style-name="Standard">When one forgives it is supposed to be a load off. Forgiving my ex nearly ended me. I'd been burning myself with the anger for energy and without it I crashed. It was the subjectively the worst time of my life. The bell curve saved me as everyone failed but I knew I couldn't go back to school like this.</text:p>
      <text:p text:style-name="Standard"/>
      <text:p text:style-name="Standard">I'd planned on taking a year off and going to Australia (I'm Canadian) with one of these handlers. He had introduced me to alcohol in the last year of high school. He told me that a rumour was going around that I was an alcoholic. No truth at all to it. He then accused me of alcoholism. I challenged it and he passively-aggressively backed down. Then he backed out of the trip. I knew I needed a change so I resolved to go by myself. Then another handler said that the first was saying he wasn't going with me because I was an alcoholic. I still valued the friendship so I thought that I could easily prove I was not by going alone. Later the first told me a story about being stood up for a ride home and that he had to drive home drunk. I came to his defence and did not see the blatant hypocrisy for decades. He shook his head and walked away.</text:p>
      <text:p text:style-name="Standard"/>
      <text:p text:style-name="Standard">At the time I assumed he was feeling guilt about backing out. He was feeling frustration at not being able to provoke me. Had I not forgiven my ex he may very well have succeeded leaving me mentally incapable to take the trip.</text:p>
      <text:p text:style-name="Standard"/>
      <text:p text:style-name="Standard">More strange things happened prior to going to Australia, the details of which I won't get into. In hindsight I believe my IQ drop and depression were planned events, induced with pharmaceuticals I did not knowingly take. It very nearly destroyed me.</text:p>
      <text:p text:style-name="Standard"/>
      <text:p text:style-name="Standard">The trip to Australia sorted me out. I got over the depression, dropped a bunch of weight and got super fit in the gym while travelling around the country. I got over it, overcame it, put it behind me and got on with my life. </text:p>
      <text:p text:style-name="Standard"/>
      <text:p text:style-name="Standard">For years I had fear that the depression would return. After all that has happened to me I am now certain that it will never return. In spite of all that has happened to me since I have never been that depressed again.</text:p>
      <text:p text:style-name="Standard"/>
      <text:p text:style-name="Standard">This was the first attempt to destroy me. It has not been the last. I am currently dealing with the latest attempt.</text:p>
      <text:h text:style-name="Heading_20_3" text:outline-level="3">10:55 pm</text:h>
      <text:p text:style-name="Standard">I tried going to bed at 9:00 pm. As soon as I lay down I could immediately feel my metabolism creeping up. I got up, got the dog and drove to the end of Scenic Road. I parked the Jeep, reclined, and tried to go to sleep.</text:p>
      <text:p text:style-name="Standard"/>
      <text:p text:style-name="Standard">First my metabolism increased a bit. Then it slowed and I started to get close to drifting off. But whenever I did my consciousness was forced up. This went on for about ½ an hour. Then my metabolism increased to the point of sweating and stayed there. I went for a drive to check if distance could affect it. It did not. I've come back to the house and have taken a small amount of clozapine. I've already demonstrated that it does not stop the attacks as would be expected if this was a mental illness but I am hoping the sedative effect will be of assistance.</text:p>
      <text:p text:style-name="Standard"/>
      <text:p text:style-name="Standard">The regularity of the attacks over the two years caused me to make assumptions. I assumed there must be some sort of device operating to cause the physical effects. As it was only experienced after four hour's sleep for a short period of time (and used to bounce my consciousness if I drifted off after) it was a reasonable guess. It was only used to stop me from going to sleep a handful of times having my consciousness bounced as I tried to drift off. I had no way of validating this assumption. No such devices were ever found.</text:p>
      <text:p text:style-name="Standard"/>
      <text:p text:style-name="Standard">I'm on day two of zero sleep and the effects are set to the on position. Whatever, however this is working, I've now been able to see that the physical effects are being caused by something within my body and not an external device. The buzzing, the metabolism bumps, the consciousness bumps, all related. I'm guessing nanotech, something that gets in and interfaces with the body, a virtual collar of control. Control appears to be both automated and manual – as soon as I've laid down over the last couple of days the effects immediately begin on their own, no external monitoring required. If I start to get close to dozing in front of the TV the effects begin. External control turns it on and off and the nanotech appears to be programmable and autonomous, triggered by conscious state and perhaps even position.</text:p>
      <text:h text:style-name="Heading_20_2" text:outline-level="2">Monday 19<text:span text:style-name="T1">th</text:span> October, 2020</text:h>
      <text:h text:style-name="Heading_20_3" text:outline-level="3">6:15 am</text:h>
      <text:p text:style-name="Text_20_body">I went to bed at midnight. Went out like a light, as is normal for me. Woken at exactly 4:00 am from deep dreaming sleep, forced to consciousness, which is abnormal and unnatural for me without interference. I tried going to the back bedroom to try for more sleep but was unable to do so.</text:p>
      <text:p text:style-name="Text_20_body">The internal nature of the sleep deprivation attacks is reminiscent of another type of attack that I experienced from early 2014 through early 2017. I refer to it as gut rape. It centred around the area just below my ribs on the right hand side. It cannot be described as pain, it was much worse. The attacks varied in intensity, one time so severe for an extended period I snapped the head off someone for whistling off key. It was also used to keep me awake all night on the first Sunday of 2016 prior to the first day back at work from the Christmas holidays. It was mostly used at low intensity while I was at work or walking around Brisbane, providing stress and making me uncomfortable while I coded. These attacks ended when the sleep deprivation attacks caused me to give up in early 2017.</text:p>
      <text:p text:style-name="Text_20_body">The gut rape began when the years of gang stalking I had experienced were becoming less effective against me. When it first began the gang stalkers walked by me, tapping that area of the gut, letting me know it was being done to me deliberately. I had no defence against it. I tried wrapping a radio frequency opacity fabric around me to try and block any RF frequencies that may have been activating it, without success. The only relief was to apply pressure to the area. I did so with a weight belt and jamming that area against the desk while I worked.</text:p>
      <text:p text:style-name="Text_20_body">I'm wondering if the gut rape and sleep rape are two sides of the same coin.</text:p>
      <text:h text:style-name="Heading_20_3" text:outline-level="3">6:30 pm</text:h>
      <text:p text:style-name="Text_20_body">I was able to go for a long dog walk, the shops for some groceries then spent late morning &amp; early afternoon cutting the lawn that desperately needed it. Around 4:00 pm I went to my bed to lie down. I wasn't trying to go to sleep, just resting. No interference for two hours, then at 6:00 pm my metabolism was bumped for a few seconds. I lay for another 20 minutes while my metabolism slowed with no repetition. I feel the effects of the sleep deprivation.</text:p>
      <text:h text:style-name="Heading_20_2" text:outline-level="2">Tuesday 20<text:span text:style-name="T1">th</text:span> October, 2020</text:h>
      <text:h text:style-name="Heading_20_3" text:outline-level="3">7:30 am</text:h>
      <text:p text:style-name="Text_20_body">I went to bed around 10:20 pm. At 11:37 pm I was forced to consciousness as I was dropping off. I got up and took a small amount of clozapine. I did sleep and I did have dreams, but I have the sense I did not have a good, normal, deep sleep. I could not get out of bed until a few minutes ago. It is as if my REM sleep was interrupted without fully waking me. I feel worse than yesterday.</text:p>
      <text:p text:style-name="Text_20_body">The attacks are all over the place compared with their regularity two years ago. As I said earlier, I'd believe this to be mental illness if I had nothing with which to compare them. Exactly four hours a night (just like yesterday) for two years. The only exceptions when I had good sleeps were when I was admitted to hospital twice, the first before any drugs were administered and the second before I was put on clozapine. And then there is the spate of break-ins earlier this year while I was still on clozapine as detailed earlier in this document. If this was mental illness I would expect the gut rape and gang stalking to 'resume' as has the sleep deprivation. They have not. I cannot discount these things. It would be easier if I could.</text:p>
      <text:h text:style-name="Heading_20_3" text:outline-level="3">2:30 pm</text:h>
      <text:p text:style-name="Text_20_body">In mid-2007 I was working for the Australian Department of Defence from home, from the start of 2006. I'd spent over a year online writing about my understanding of the nature of existence in defence of myself. I was still reeling from the two separate consecutive workplace bullying incidences which had occurred in Sydney and Brisbane and I had been experiencing sporadic gang stalking incidences for about three years. With only a fraction of understanding what was happening to me I reasoned that these events were being coordinated at a high level and that my contract with the DoD was made in order to measure me and understand why the measures taken against me had not succeeded in breaking me.</text:p>
      <text:p text:style-name="Text_20_body">I was winding up my defence in May of 2007. I had a few other points to make to complete my arguments but then I'd be finished. I knew I had made some good points over the year but even with only a fraction of understanding about what was going on I knew it was insufficient to defend me. I was preparing to lose. There was one point I had to make about the nature of sexuality and how negative beliefs about sexuality could be disposed of. This is the argument I made:</text:p>
      <text:p text:style-name="Text_20_body"/>
      <text:p text:style-name="Text_20_body"><text:a xlink:type="simple" xlink:href="https://en.wikipedia.org/wiki/User:BurtonAlexand14/TheChristianityEquation" text:style-name="Internet_20_link" text:visited-style-name="Visited_20_Internet_20_Link">The Christianity Equation</text:a></text:p>
      <text:p text:style-name="Text_20_body"/>
      <text:p text:style-name="Text_20_body">When I made the argument I saw it only in terms of sexuality. I had it for about three weeks before publishing it and did not see it. Two days after publishing I saw it, all of it, and immediately had a breakdown. For two hours I could not stop shaking. I had been expecting to lose. I was not prepared to win. What years of abuse could not do, God did to me inadvertently as a side effect of assisting me.</text:p>
      <text:p text:style-name="Text_20_body">Christians are supposed to cherry pick their beliefs. Their God says so, but that is not what is taught. As a Christian I was taught that the Bible was immutably perfect and no one was capable of questioning it, that cherry picking was wrong.</text:p>
      <text:p text:style-name="Text_20_body">And this cherry picking is essentially what I did in training to become a youth pastor. It was not my beliefs that saved me, it was using those beliefs as a tool of personal transformation which did. And as with all such tools, when they are no longer useful they should be discarded.</text:p>
      <text:p text:style-name="Text_20_body">As a consequence of the breakdown I had PTSD for several years, during which I endured the gang stalking once returning to the city for work. The gang stalking redoubled and redoubled again. Every day, many times a day. Instead of ending the abuse the publishing of The Christianity Equation only pissed off those responsible.</text:p>
      <text:h text:style-name="Heading_20_2" text:outline-level="2">Wednesday 21<text:span text:style-name="T1">th</text:span> October, 2020</text:h>
      <text:h text:style-name="Heading_20_3" text:outline-level="3">6:00 am</text:h>
      <text:p text:style-name="Text_20_body">Again, I have been kept up all night. I took a small amount of clozapine and went to bed at 11:00pm. The attacks began at exactly midnight and continued throughout the night. Many times I began to drift off over the course of the night. Each and every time I was forced back to consciousness before I could go under completely.</text:p>
      <text:p text:style-name="Text_20_body">I'm being tortured with sleep deprivation. I can only speculate how this is being done based on the effects I experience. The long and short is I don't know how. This time it is being mixed up, different each night. Clozapine has no effect. This is not mental illness. This is happening because of my genetic inheritance. I have been declared an illegal biological entity, my life has been stripped away and those responsible are intent on seeing me neutralized, either dead, broken and crazy or drugged to the gills. I am the victim of terrible crimes that would break most people. These crimes have occurred across my entire life. I am not able to defend myself. Please, if you are reading this, tell as many people as you can about this document. My life depends upon it.</text:p>
      <text:p text:style-name="Text_20_body">Back around 2007 I was wondering if I had brought this upon myself for speaking to others about my gnosis and my understanding. When my gnosis was forced upon me it was amazing. And it was subjective. And I was rather stoned at the time. I may not be winning Scientist of the Year any time soon but I know the value of objectivity, both from my training as a scientist and my training to become a youth pastor. Had I fully believed my understanding I'd have kept my mouth shut about it. But I didn't fully believe it, so after the first year of trying to understand what it all meant I began talking with friends and colleagues about it in an effort to challenge it, to find the truth about it, to understand it.</text:p>
      <text:p text:style-name="Text_20_body">After all that has happened I no longer consider this valid. These things or like things would have been done to me regardless of whether I spoke to others about my gnosis or not. I was never going to be let off the leash. My gnosis was forced to provide those responsible with blood sport.</text:p>
      <text:h text:style-name="Heading_20_3" text:outline-level="3">7:45 am</text:h>
      <text:p text:style-name="Text_20_body">The purpose of existence is to know yourself. Prior to the big bang, all was God. God was everywhere and everything. As a consequence there was no position of objectivity for God to understand what God is. So a void was created and fractal shards of God were cast into it. These shards formed all matter and energy and have evolved for billions of years. The function of the universe is to provide an objective platform for God to attain an understanding of oneself.</text:p>
      <text:p text:style-name="Text_20_body">This is what I saw when my gnosis was forced.</text:p>
      <text:h text:style-name="Heading_20_2" text:outline-level="2">Thursday 22<text:span text:style-name="T1">th</text:span> October, 2020</text:h>
      <text:h text:style-name="Heading_20_3" text:outline-level="3">5:30 am</text:h>
      <text:p text:style-name="Text_20_body">I went to bed at 8:30 pm. Within minutes my metabolism was raised to the point of sweating making sleep impossible. This lasted for at least two hours, the metabolism bump fully on. After that I was allowed to sleep lightly. I recall my dreams and the feeling I was being kept from deep sleep. At exactly 4:00 am my metabolism was again raised beyond the point of sleeplessness and kept there.</text:p>
      <text:p text:style-name="Text_20_body">Each night the attacks are taking different forms. Sometimes I'm allowed a little sleep, others I'm kept up all night. It is as if I am being constantly monitored. I now have a theory about this.</text:p>
      <text:p text:style-name="Text_20_body">A device that can see through walls. These devices exist, using microwave radiation to do so. Connected to the internet, allowing people from around the world to log in and assist in the monitoring. Sleep torture technology also connected to the internet allowing said users to torment me with impunity. </text:p>
      <text:p text:style-name="Text_20_body">It may very well have the ability to be automated (four hours a night every night) but I have the sense that it is now being used manually. It would explain how it was known so quickly that I'd come off the clozapine, when I lie down on my bed and when I begin to fall asleep. When I came off the clozapine I naively assumed that the attacks were over, that I was no longer being closely monitored after two years on clozapine. There may have been some truth to this as I had quite a few days of excellent sleep before the attacks resumed.</text:p>
      <text:h text:style-name="Heading_20_3" text:outline-level="3">2:55 pm</text:h>
      <text:p text:style-name="Text_20_body">I lay down around noon expecting that I would not be allowed to sleep. Three times I started to go under, and each time I was bumped back to full consciousness. The lack of sleep is making me feel quite ill. The energy and drive I had over a week ago has been all but neutralized.</text:p>
      <text:h text:style-name="Heading_20_2" text:outline-level="2">Friday 23<text:span text:style-name="T1">th</text:span> October, 2020</text:h>
      <text:h text:style-name="Heading_20_3" text:outline-level="3">7:20 am</text:h>
      <text:p text:style-name="Text_20_body">I went to bed around 9:30 pm. Again, within minutes my metabolism was raised to the point of sweating and kept there. Several times it dropped slightly and I was able to sleep very lightly but every time I was bounced to full consciousness. This went on until 1:00 am. I got up and went to the back bedroom but was unable to sleep as my metabolism was on full throttle. I must have dozed after a couple of hours as I roused around 3:30 am with my metabolism at a normal level. I felt chilly for the first time in the night. I lay for about an hour but was unable to resume sleep. I went back to my bed at 4:38 am and cuddled my dog for warmth until now.</text:p>
      <text:p text:style-name="Text_20_body">Back in late July of 2013 I had been woken and I went online around 2:30 am, searching for any information about sleep deprivation weapons. It wasn't happening every night as it is now (and as it was from late 2016 thru 2018) but I had already been subjected to several nights of interrupted sleep. Back then the quality of the forced waking was different. It felt as if I was being vibrated awake, at about 20 Hz. Very unnatural and quite different from the metabolism control to which I've been subjected over these last four years. I didn't find much about it, something about LIDAR weapons, but I did find something of importance; it was the first time I'd heard of the phrase 'gang stalking'.</text:p>
      <text:p text:style-name="Text_20_body">I'd been experiencing it for years and didn't know there was such a thing. I thought the hell I was going through was only mine, to do only with the only thing I possess of equivalent value to the effort expended against me. I looked for testimonies from gang stalking victims but was disappointed to find only ramblings from people with obvious mental illness.</text:p>
      <text:p text:style-name="Text_20_body">Gang stalking minimizes you. Makes you ineffectual. Limits your opportunities. Keeps you spinning in your frontal lobes, trying to make sense of nonsensical actions. I'm sure many of the perps see it as a lark, some innocent fun to mess with the mind of a stranger or vengeance for some crimes, real or not, by the victim. But gang stalking is damaging. It is a crime. Those who are victims and have kept their wits would in all probability not be able to document their experiences for the benefit of others out of fear of being accused of mental illness.</text:p>
      <text:p text:style-name="Text_20_body">I no longer fear this.</text:p>
      <text:p text:style-name="Text_20_body">I also found an online shop for gang stalking paraphernalia while performing that search. A couple of weeks prior to my search one of my workmates was wearing a purple ribbon. I asked him what it was about and he wouldn't say, but he did say it was something of which his wife approved. In the online shop they sold purple ribbons, representing gang stalking.</text:p>
      <text:h text:style-name="Heading_20_2" text:outline-level="2">Saturday 24<text:span text:style-name="T1">th</text:span> October, 2020</text:h>
      <text:h text:style-name="Heading_20_3" text:outline-level="3">6:50 am</text:h>
      <text:p text:style-name="Text_20_body">I started to drift off in front of the TV in the early evening. Was bounced to full consciousness before I could drift off. I went to bed at 9:47 pm. Out like a light. Woken up at 11:47 pm, exactly two hours, metabolism on full. It dropped a bit then was bounced to full again before midnight before I could begin to drop off. I reasoned I was going to have to deal with this for the rest of the night, so I got in the Jeep and drove to the end of the road to see if I could sleep. After about an hour I was able to doze but each time I drifted off I was bounced to consciousness. The metabolism increase was missing, it was a pressure that interrupted my ability for normal sleep, increasing when I started to doze. It was not as harsh as dealing with a manipulated metabolism but was still most effective at preventing good sleep. I got back to the house at 2:45 am and tried to sleep. Again I dozed and that pressure was used to stop me from going completely under. At around 5:00 am my metabolism was bumped again.</text:p>
      <text:h text:style-name="Heading_20_2" text:outline-level="2">Sunday 25<text:span text:style-name="T1">th</text:span> October, 2020</text:h>
      <text:h text:style-name="Heading_20_3" text:outline-level="3">2:00 pm</text:h>
      <text:p text:style-name="Text_20_body">I believe I may have discovered a countermeasure. I went to bed shortly after 10:00 pm and after 25 minutes experienced the first metabolism bump. The second was at 11:00 pm. Both times occurred just after I started to drift off. I went to my living area and retrieved a box I had lined with tin foil, a previous attempt at countermeasures when I was experiencing the attacks after four hours a night for two years. I put the pillow in the box, put my head on the pillow and went to sleep.</text:p>
      <text:p text:style-name="Text_20_body">Around 3:00 am I could tell that whatever is causing this was attempting to raise my metabolism. This happened several times while I slept, but was unsuccessful in doing so to the extent of fully waking me. I could feel that I had had a deep sleep. It felt almost like I'd had too much sleep, a grogginess and wobbliness and an inability to focus once I was awake. I got up around 5:00 am, used the facilities and went back to bed. I was able to sleep until around 9:00 am, still groggy and wobbly, no doubt my body and mind recovering from severe sleep deprivation. Again my metabolism was interfered with several times but I was able to stay under. Those groggy feelings lasted until about an hour ago.</text:p>
      <text:p text:style-name="Text_20_body">I've reinforced the tin foil and will see what happens this evening, whether it is having an effect or if I'm being led to believe it has an effect. If so it would appear that the attacks are electromagnetic in nature as I've suspected for years. I also suspect this is in two parts, the signal causing something within me to stimulate my metabolism and cause that feeling of pressure as my dog does not seem to be affected.</text:p>
      <text:p text:style-name="Text_20_body">So now I'm wearing a tin foil hat. That doesn't do much for my assertions that this is not mental illness however if I can get consecutive good sleeps I care little.</text:p>
      <text:h text:style-name="Heading_20_2" text:outline-level="2">Monday 26<text:span text:style-name="T1">th</text:span> October, 2020</text:h>
      <text:h text:style-name="Heading_20_3" text:outline-level="3">9:00 am</text:h>
      <text:p text:style-name="Text_20_body">As I suspected, it was a ruse. I went to bed at 9:15 pm and experienced metabolism bumps until 1:00 am. I had very little sleep. After that my metabolism was put on full and kept there for an hour or so. After that whenever I began to drift off my metabolism was bumped to full. This happened many times. After daylight it was just the pressure which would increase as I attempted to drift off, no metabolism bumps. I have effectively been kept up all night.</text:p>
      <text:p text:style-name="Text_20_body">Whenever I was being bumped to consciousness I felt a sort of soft clicking in the middle of my chest. Within seconds either my metabolism was raised, the pressure increased or both. As I said I must be monitored somehow as it is known when I go to bed and when I start to drift off based on how shortly after the attacks have occurred. This monitoring has been going on for years. I naively assumed it had stopped after being relatively left alone for the last two years. Within days of coming off the clozapine the sleep rape resumed at a more severe level. For several days it was disguised as withdrawal symptoms and not until the day before I began documenting it did I suspect it had resumed.</text:p>
      <text:h text:style-name="Heading_20_2" text:outline-level="2">Tuesday 27<text:span text:style-name="T1">th</text:span> October, 2020</text:h>
      <text:h text:style-name="Heading_20_3" text:outline-level="3">11:00 am</text:h>
      <text:p text:style-name="Text_20_body">Went to bed at 10:30 pm. Experienced a metabolism bump about 11:20 pm but was able to sleep shortly after. I could feel my metabolism bumped during the night but as on Saturday nite it was unable to completely wake me. I was able to sleep deeply. I woke up around 4:30 am and was able to go back under for an hour or so before 7:30 am.</text:p>
      <text:p text:style-name="Text_20_body">As on Sunday I feel a bit wobbly. I suspect that these nights of sleep are happening to extend the torture of the sleep deprivation. I'll see tonight how things go.</text:p>
      <text:h text:style-name="Heading_20_2" text:outline-level="2">Wednesday 28<text:span text:style-name="T1">th</text:span> October, 2020</text:h>
      <text:h text:style-name="Heading_20_3" text:outline-level="3">6:00 am</text:h>
      <text:p text:style-name="Text_20_body">I was correct, and I experienced more proof that this is technological.</text:p>
      <text:p text:style-name="Text_20_body">Yesterday afternoon I lay down for 4 ½ hours. I couldn't sleep but with the wobbliness I needed to rest. I was already thinking beyond my situation, considering what I would do for my future and even questioning my sanity as I'd had a relatively good sleep the night before. It was a good rest with no interference.</text:p>
      <text:p text:style-name="Text_20_body">I went to bed at 9:45 pm. As a consequence of the rest in the afternoon I could not go to sleep, but I lay in bed continuing to think about the future. My mood was good and I was enjoying the rest.</text:p>
      <text:p text:style-name="Text_20_body">The attack began at 11:45 pm, exactly 2 hours after going to bed and continued for the rest of the night. My metabolism was raised for 15 minutes then went back to normal. Pressure increased and stayed high for over an hour. I resolved to stay awake all night to see what happened.</text:p>
      <text:p text:style-name="Text_20_body">During the night my metabolism was bumped a couple of times and the pressure raised and dropped. What was most of interest were the times in between. Previously I thought I had begun to drop off, dreamt a little and was then bounced to consciousness. This time I could tell I was being pulled to unconsciousness. I was still fully awake but felt that pull and was dreaming during these periods between being (attempting to be) forced to full consciousness.</text:p>
      <text:p text:style-name="Text_20_body">As recorded at the beginning of this document I experienced at least two break ins in which both myself and my dog did not wake while people were in my house. Whatever technology is being used against me it not only has the ability to negate sleep but to induce and reinforce it as well. This inducement is being used to maximize the stress of the sleep deprivation. Based on last night I no longer think that my conscious state is being measured. The attacks are being programmed, each night a different experience laid out in advance for me, the program starting once I go to bed in the evening.</text:p>
      <text:p text:style-name="Text_20_body">At around 4:00 am my metabolism was raised and kept there until a few minutes ago. The pressure is still high around my head. I'm going back to lie down but do not expect to be able to sleep. At all.</text:p>
      <text:h text:style-name="Heading_20_3" text:outline-level="3">8:50 am</text:h>
      <text:p text:style-name="Text_20_body">I was correct again, no sleep. Metabolism was normal but the pressure increased making sleep impossible. I think that soft clicking I felt a couple of nights ago was my heart.</text:p>
      <text:h text:style-name="Heading_20_2" text:outline-level="2">Thursday 29<text:span text:style-name="T1">th</text:span> October, 2020</text:h>
      <text:h text:style-name="Heading_20_3" text:outline-level="3">6:40 am</text:h>
      <text:p text:style-name="Text_20_body">Last night's attack was in stark contrast to the night before. Two nights ago it was obvious that the attack had been automated. Last night it was very manual.</text:p>
      <text:p text:style-name="Text_20_body">I went to bed at 9:10 pm and was awake when the attack began at 9:30 pm. It started with what I can describe as brain interference. It halted my thought and ability to sleep, a kind of buzzing. I believe this is used to begin the attacks when I am sleeping in a short burst making it difficult to remember. My metabolism was raised slightly and fell back to normal in a few minutes. 20 minutes later and the same thing happened again and was repeated whenever I started to fall asleep, many times over the course of the night. I tried going to the back bedroom to see if I could get away from it. I could not. At one point I was allowed some sleep but was woken with a full body buzzing sensation. Around 4:30 am my metabolism was raised preventing further sleep. It dropped about an hour ago but as soon as I started drifting off it was raised again and did not return to normal until I got up.</text:p>
      <text:p text:style-name="Text_20_body">Last night I was given a complete demonstration of the sleep deprivation technology being used against me. Automated and manual operation. Different modes of sleep interference. Related monitoring detecting when I go to bed and when I begin to drop off. This torture and monitoring are being done with great intent, focus and dedication. Those responsible are either being well compensated for their time or enjoy being able to torture a human being with impunity. Maybe both.</text:p>
      <text:h text:style-name="Heading_20_2" text:outline-level="2">Friday 30<text:span text:style-name="T1">th</text:span> October, 2020</text:h>
      <text:h text:style-name="Heading_20_3" text:outline-level="3">7:10 am</text:h>
      <text:p text:style-name="Text_20_body">The attacks I've experienced since mid-month have been complex in nature. The one last night was very simple.</text:p>
      <text:p text:style-name="Text_20_body">I went to bed at 9:30 pm. The attack began 20 minutes later, pressure and buzzing increasing at the front of my head making sleep difficult but not impossible. At first no other effects were used. I was able to go under for a time before midnight and again in the early hours but was woken (possibly with a metabolism bump but I'm unsure) before deep sleep could occur. At around 3:00 am my metabolism was slowly raised to sweating point just before 4:00 am. It dropped to normal before 5:00 am but with the pressure I was unable to go back to sleep. Very straight forward compared to previous evenings.</text:p>
      <text:h text:style-name="Heading_20_2" text:outline-level="2">Saturday 31<text:span text:style-name="T1">th</text:span> October, 2020</text:h>
      <text:h text:style-name="Heading_20_3" text:outline-level="3">6:10 am</text:h>
      <text:p text:style-name="Text_20_body">Last night there was no attack. I went to bed around 9:30 pm and slept straight through until shortly after 5:00 am. Deep, normal, uninterrupted, beautiful sleep. I will see what happens tonight.</text:p>
      <text:h text:style-name="Heading_20_2" text:outline-level="2">Sunday 1<text:span text:style-name="T1">st</text:span> November, 2020</text:h>
      <text:h text:style-name="Heading_20_3" text:outline-level="3">8:30 am</text:h>
      <text:p text:style-name="Text_20_body">Another night of uninterrupted sleep. I was even able to have a nap in the late morning yesterday. It would appear that the attacks have ceased. Thank you to all who have read this document. Should there be no more such attacks this will be my last entry.</text:p>
      <text:h text:style-name="Heading_20_2" text:outline-level="2">Monday 2<text:span text:style-name="T1">nd</text:span> November, 2020</text:h>
      <text:h text:style-name="Heading_20_3" text:outline-level="3">5:50 am</text:h>
      <text:p text:style-name="Text_20_body">I went to bed at 9:22 pm. At 9:38 pm I felt a dizzy spinning sensation for a short period of time. I'd experienced this over the last couple of nights but with the good sleep neglected to comment on it. I slept lightly and had some dreams but by 1:14 am I was awake. There were none of the signs of forced waking I've previously documented but I had my suspicions as I do not wake at such hours when experiencing normal sleep.</text:p>
      <text:p text:style-name="Text_20_body">At 1:38 am, still awake and exactly four hours after the dizzy sensation, it felt like someone turned on a heat lamp at the base of my skull. It had the same effect as the metabolism bumps yet was qualitatively different. It lasted for a short time and within 20 minutes my metabolism returned to normal. However coincidentally my dog woke up around 2:00 am, twice, panting heavily then going back to sleep in short order.</text:p>
      <text:p text:style-name="Text_20_body">For the duration of the night whenever I started to drop off I'd experience a short, sharp, involuntary intake of breath and then I'd be awake. Again there were none of the previous signs of forced waking. This was something new. While violent in its own way it lacked the violence of the other methods of sleep deprivation. Without the context of the other sleep deprivation methods one would easily assume that it was something internal, insomnia or the like. I strongly suspect it was used in the early evening hours to prevent me from sleeping deeply without waking me fully. Used in this manner it would be undetectable.</text:p>
      <text:p text:style-name="Text_20_body">I must have been dropping off around 5:30 am. At 5:45 am I was forced awake with a recognizable metabolism bump sleep attack.</text:p>
      <text:p text:style-name="Text_20_body">It would appear that the criminals responsible are playing with new to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0-11-02T06:15:18</dc:date>
    <dc:creator>Burton Alexander</dc:creator>
    <meta:editing-duration>P16DT30M30S</meta:editing-duration>
    <meta:editing-cycles>202</meta:editing-cycles>
    <meta:generator>OpenOffice/4.1.6$Unix OpenOffice.org_project/416m1$Build-9790</meta:generator>
    <meta:document-statistic meta:table-count="0" meta:image-count="0" meta:object-count="0" meta:page-count="1" meta:paragraph-count="186" meta:word-count="10137" meta:character-count="54210"/>
  </office:meta>
</office:document-meta>
</file>